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0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June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/>
        </table:table-row>
        <table:table-row table:style-name="ro1">
          <table:table-cell office:value-type="date" office:date-value="2008-06-20">
            <text:p>06/20/08</text:p>
          </table:table-cell>
          <table:table-cell table:number-columns-repeated="2"/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1.25">
            <text:p>221.25</text:p>
          </table:table-cell>
          <table:table-cell table:formula="oooc:=[.D24]-[.E24]" office:value-type="float" office:value="-2.25">
            <text:p>-2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/>
        </table:table-row>
        <table:table-row table:style-name="ro1">
          <table:table-cell office:value-type="date" office:date-value="2008-06-21">
            <text:p>06/21/08</text:p>
          </table:table-cell>
          <table:table-cell table:number-columns-repeated="2"/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1.25">
            <text:p>221.25</text:p>
          </table:table-cell>
          <table:table-cell table:formula="oooc:=[.D25]-[.E25]" office:value-type="float" office:value="-2.25">
            <text:p>-2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/>
        </table:table-row>
        <table:table-row table:style-name="ro1">
          <table:table-cell office:value-type="date" office:date-value="2008-06-22">
            <text:p>06/22/08</text:p>
          </table:table-cell>
          <table:table-cell table:number-columns-repeated="2"/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1.25">
            <text:p>221.25</text:p>
          </table:table-cell>
          <table:table-cell table:formula="oooc:=[.D26]-[.E26]" office:value-type="float" office:value="-2.25">
            <text:p>-2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/>
        </table:table-row>
        <table:table-row table:style-name="ro1">
          <table:table-cell office:value-type="date" office:date-value="2008-06-23">
            <text:p>06/23/08</text:p>
          </table:table-cell>
          <table:table-cell table:number-columns-repeated="2"/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1.25">
            <text:p>221.25</text:p>
          </table:table-cell>
          <table:table-cell table:formula="oooc:=[.D27]-[.E27]" office:value-type="float" office:value="-2.25">
            <text:p>-2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/>
        </table:table-row>
        <table:table-row table:style-name="ro1">
          <table:table-cell office:value-type="date" office:date-value="2008-06-24">
            <text:p>06/24/08</text:p>
          </table:table-cell>
          <table:table-cell table:number-columns-repeated="2"/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1.25">
            <text:p>221.25</text:p>
          </table:table-cell>
          <table:table-cell table:formula="oooc:=[.D28]-[.E28]" office:value-type="float" office:value="-2.25">
            <text:p>-2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/>
        </table:table-row>
        <table:table-row table:style-name="ro1">
          <table:table-cell office:value-type="date" office:date-value="2008-06-25">
            <text:p>06/25/08</text:p>
          </table:table-cell>
          <table:table-cell table:number-columns-repeated="2"/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1.25">
            <text:p>221.25</text:p>
          </table:table-cell>
          <table:table-cell table:formula="oooc:=[.D29]-[.E29]" office:value-type="float" office:value="-2.25">
            <text:p>-2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/>
        </table:table-row>
        <table:table-row table:style-name="ro1">
          <table:table-cell office:value-type="date" office:date-value="2008-06-26">
            <text:p>06/26/08</text:p>
          </table:table-cell>
          <table:table-cell table:number-columns-repeated="2"/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1.25">
            <text:p>221.25</text:p>
          </table:table-cell>
          <table:table-cell table:formula="oooc:=[.D30]-[.E30]" office:value-type="float" office:value="-2.25">
            <text:p>-2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/>
        </table:table-row>
        <table:table-row table:style-name="ro1">
          <table:table-cell office:value-type="date" office:date-value="2008-06-27">
            <text:p>06/27/08</text:p>
          </table:table-cell>
          <table:table-cell table:number-columns-repeated="2"/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1.25">
            <text:p>221.25</text:p>
          </table:table-cell>
          <table:table-cell table:formula="oooc:=[.D31]-[.E31]" office:value-type="float" office:value="-2.25">
            <text:p>-2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/>
        </table:table-row>
        <table:table-row table:style-name="ro1">
          <table:table-cell office:value-type="date" office:date-value="2008-06-28">
            <text:p>06/28/08</text:p>
          </table:table-cell>
          <table:table-cell table:number-columns-repeated="2"/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21.25">
            <text:p>221.25</text:p>
          </table:table-cell>
          <table:table-cell table:formula="oooc:=[.D32]-[.E32]" office:value-type="float" office:value="-2.25">
            <text:p>-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/>
        </table:table-row>
        <table:table-row table:style-name="ro1">
          <table:table-cell office:value-type="date" office:date-value="2008-06-29">
            <text:p>06/29/08</text:p>
          </table:table-cell>
          <table:table-cell table:number-columns-repeated="2"/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21.25">
            <text:p>221.25</text:p>
          </table:table-cell>
          <table:table-cell table:formula="oooc:=[.D33]-[.E33]" office:value-type="float" office:value="-2.25">
            <text:p>-2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/>
        </table:table-row>
        <table:table-row table:style-name="ro1">
          <table:table-cell office:value-type="date" office:date-value="2008-06-30">
            <text:p>06/30/08</text:p>
          </table:table-cell>
          <table:table-cell table:number-columns-repeated="2"/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21.25">
            <text:p>221.25</text:p>
          </table:table-cell>
          <table:table-cell table:formula="oooc:=[.D34]-[.E34]" office:value-type="float" office:value="-2.25">
            <text:p>-2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1.37009273845634">
            <text:p>1.37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8-11-11T19:09:18.031439">
            <text:p>11/11/08</text:p>
          </table:table-cell>
          <table:table-cell/>
          <table:table-cell table:style-name="ce3" table:formula="oooc:=DAYS(NOW();[January.A4])" office:value-type="float" office:value="159.843194444446">
            <text:p>159.84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2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1.3862932368159">
            <text:p>1.39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8-11-16T16:12:17.699826">
            <text:p>11/16/08</text:p>
          </table:table-cell>
          <table:table-cell/>
          <table:table-cell table:style-name="ce3" table:formula="oooc:=DAYS(NOW();[February.A4])" office:value-type="float" office:value="140.843217592592">
            <text:p>140.84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1.04903880020256">
            <text:p>1.05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8-11-30T16:24:53.366774">
            <text:p>11/30/08</text:p>
          </table:table-cell>
          <table:table-cell/>
          <table:table-cell table:style-name="ce3" table:formula="oooc:=DAYS(NOW();[February.A4])" office:value-type="float" office:value="140.843217592592">
            <text:p>140.84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2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06-19T20:14:14">
            <text:p>06/19/08</text:p>
          </table:table-cell>
          <table:table-cell table:formula="oooc:=DAYS(NOW();1/1/8)" office:value-type="float" office:value="39618.7182175926">
            <text:p>39618.72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599024478123604">
            <text:p>0.6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09-05-20T16:17:50.425114">
            <text:p>05/20/09</text:p>
          </table:table-cell>
          <table:table-cell/>
          <table:table-cell table:style-name="ce3" table:formula="oooc:=DAYS(NOW();[January.A4])" office:value-type="float" office:value="159.843217592592">
            <text:p>159.84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9">06/19/2008</text:date>, <text:time>20:1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06-19T20:14:14</dc:date>
    <meta:editing-cycles>170</meta:editing-cycles>
    <meta:editing-duration>P9DT2H32M14S</meta:editing-duration>
    <meta:user-defined meta:name="Info 1"/>
    <meta:user-defined meta:name="Info 2"/>
    <meta:user-defined meta:name="Info 3"/>
    <meta:user-defined meta:name="Info 4"/>
    <meta:document-statistic meta:table-count="6" meta:cell-count="1849"/>
  </office:meta>
</office:document-meta>
</file>